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5db" officeooo:paragraph-rsid="0013f5db"/>
    </style:style>
    <style:style style:name="P2" style:family="paragraph" style:parent-style-name="Standard">
      <style:text-properties officeooo:rsid="0014c34a" officeooo:paragraph-rsid="0014c34a"/>
    </style:style>
    <style:style style:name="P3" style:family="paragraph" style:parent-style-name="Standard">
      <style:text-properties officeooo:rsid="0014c34a" officeooo:paragraph-rsid="0015228b"/>
    </style:style>
    <style:style style:name="P4" style:family="paragraph" style:parent-style-name="Standard">
      <style:text-properties officeooo:rsid="0015228b" officeooo:paragraph-rsid="0015228b"/>
    </style:style>
    <style:style style:name="P5" style:family="paragraph" style:parent-style-name="Standard">
      <style:text-properties officeooo:paragraph-rsid="0015228b"/>
    </style:style>
    <style:style style:name="P6" style:family="paragraph" style:parent-style-name="Standard">
      <style:text-properties officeooo:rsid="00155229" officeooo:paragraph-rsid="00155229"/>
    </style:style>
    <style:style style:name="T1" style:family="text">
      <style:text-properties officeooo:rsid="001522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from lab 4</text:p>
      <text:p text:style-name="P1"/>
      <text:p text:style-name="P1"><text:s/>2.2.4</text:p>
      <text:p text:style-name="P2">1.) 8</text:p>
      <text:p text:style-name="P2"/>
      <text:p text:style-name="P2">2.) 6</text:p>
      <text:p text:style-name="P2"/>
      <text:p text:style-name="P2">3.) flyCount = flyCount - 1;</text:p>
      <text:p text:style-name="P1"/>
      <text:p text:style-name="P1"/>
      <text:p text:style-name="P1"/>
      <text:p text:style-name="P1">2.4.3</text:p>
      <text:p text:style-name="P3">1.)<text:span text:style-name="T1">housesCity = housesBlock * 10;</text:span></text:p>
      <text:p text:style-name="P3"/>
      <text:p text:style-name="P4">2.) x = x1 + x2 + 2;</text:p>
      <text:p text:style-name="P4"/>
      <text:p text:style-name="P4">3.)numBalls = numBalls + 1;</text:p>
      <text:p text:style-name="P4"/>
      <text:p text:style-name="P5"><text:span text:style-name="T1">4.) </text:span>numEntries = (userVal + 1) * 2;</text:p>
      <text:p text:style-name="P4"/>
      <text:p text:style-name="P1"/>
      <text:p text:style-name="P1"/>
      <text:p text:style-name="P1"/>
      <text:p text:style-name="P1">2.4.4</text:p>
      <text:p text:style-name="P4">1.) 4</text:p>
      <text:p text:style-name="P4">2.) 0</text:p>
      <text:p text:style-name="P4">3.) 0</text:p>
      <text:p text:style-name="P4">4.) 0</text:p>
      <text:p text:style-name="P4">5.) 1</text:p>
      <text:p text:style-name="P4">6.) 8</text:p>
      <text:p text:style-name="P4">7.) 6</text:p>
      <text:p text:style-name="P4">8.) Error</text:p>
      <text:p text:style-name="P1"/>
      <text:p text:style-name="P1"/>
      <text:p text:style-name="P1"/>
      <text:p text:style-name="P1">2.9.2</text:p>
      <text:p text:style-name="P6">1.) 12</text:p>
      <text:p text:style-name="P6">2.)136</text:p>
      <text:p text:style-name="P6">3.)00010001</text:p>
      <text:p text:style-name="P6">4.) 00110011</text:p>
      <text:p text:style-name="P1"/>
      <text:p text:style-name="P1"/>
      <text:p text:style-name="P1"/>
      <text:p text:style-name="P1">2.13.1</text:p>
      <text:p text:style-name="P6">1.) True</text:p>
      <text:p text:style-name="P6">2.) True</text:p>
      <text:p text:style-name="P6">3.) False</text:p>
      <text:p text:style-name="P6">4.) Fa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7:19:20.197225941</meta:creation-date>
    <dc:date>2016-09-22T19:49:14.654949755</dc:date>
    <meta:editing-duration>PT59M12S</meta:editing-duration>
    <meta:editing-cycles>1</meta:editing-cycles>
    <meta:document-statistic meta:table-count="0" meta:image-count="0" meta:object-count="0" meta:page-count="1" meta:paragraph-count="29" meta:word-count="75" meta:character-count="313" meta:non-whitespace-character-count="266"/>
    <meta:generator>LibreOffice/4.2.8.2$Linux_X86_64 LibreOffice_project/420m0$Build-2</meta:generator>
  </office:meta>
</office:document-meta>
</file>